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list-style-name="L1">
      <style:text-properties officeooo:rsid="001161d6" officeooo:paragraph-rsid="001161d6"/>
    </style:style>
    <style:style style:name="P25" style:family="paragraph" style:parent-style-name="Text_20_body" style:list-style-name="L5">
      <style:text-properties officeooo:rsid="001161d6" officeooo:paragraph-rsid="001161d6"/>
    </style:style>
    <style:style style:name="P26" style:family="paragraph" style:parent-style-name="Text_20_body" style:list-style-name="L8">
      <style:text-properties officeooo:rsid="001161d6" officeooo:paragraph-rsid="001161d6"/>
    </style:style>
    <style:style style:name="P27" style:family="paragraph" style:parent-style-name="Text_20_body" style:list-style-name="L10">
      <style:text-properties officeooo:rsid="001161d6" officeooo:paragraph-rsid="001161d6"/>
    </style:style>
    <style:style style:name="P28" style:family="paragraph" style:parent-style-name="Text_20_body" style:list-style-name="L11">
      <style:text-properties officeooo:rsid="001161d6" officeooo:paragraph-rsid="001161d6"/>
    </style:style>
    <style:style style:name="P29" style:family="paragraph" style:parent-style-name="Text_20_body" style:list-style-name="L12">
      <style:text-properties officeooo:rsid="001161d6" officeooo:paragraph-rsid="001161d6"/>
    </style:style>
    <style:style style:name="P30" style:family="paragraph" style:parent-style-name="Text_20_body" style:list-style-name="L2">
      <style:text-properties officeooo:rsid="00148dd4" officeooo:paragraph-rsid="00148dd4"/>
    </style:style>
    <style:style style:name="P31" style:family="paragraph" style:parent-style-name="Text_20_body" style:list-style-name="L3">
      <style:text-properties officeooo:rsid="00148dd4" officeooo:paragraph-rsid="00148dd4"/>
    </style:style>
    <style:style style:name="P32" style:family="paragraph" style:parent-style-name="Text_20_body" style:list-style-name="L2">
      <style:text-properties officeooo:rsid="00271feb" officeooo:paragraph-rsid="00271feb"/>
    </style:style>
    <style:style style:name="P33" style:family="paragraph" style:parent-style-name="Text_20_body" style:list-style-name="L3">
      <style:text-properties officeooo:rsid="0028aec5" officeooo:paragraph-rsid="0028aec5"/>
    </style:style>
    <style:style style:name="P34" style:family="paragraph" style:parent-style-name="Text_20_body" style:list-style-name="L4">
      <style:text-properties officeooo:rsid="00376659" officeooo:paragraph-rsid="00376659"/>
    </style:style>
    <style:style style:name="P35" style:family="paragraph" style:parent-style-name="Text_20_body" style:list-style-name="L5">
      <style:text-properties officeooo:rsid="00133e51" officeooo:paragraph-rsid="00133e51"/>
    </style:style>
    <style:style style:name="P36" style:family="paragraph" style:parent-style-name="Text_20_body" style:list-style-name="L6">
      <style:text-properties officeooo:rsid="00133e51" officeooo:paragraph-rsid="00133e51"/>
    </style:style>
    <style:style style:name="P37" style:family="paragraph" style:parent-style-name="Text_20_body" style:list-style-name="L7">
      <style:text-properties officeooo:rsid="00133e51" officeooo:paragraph-rsid="00133e51"/>
    </style:style>
    <style:style style:name="P38" style:family="paragraph" style:parent-style-name="Text_20_body" style:list-style-name="L13">
      <style:text-properties officeooo:rsid="00133e51" officeooo:paragraph-rsid="00133e51"/>
    </style:style>
    <style:style style:name="P39" style:family="paragraph" style:parent-style-name="Text_20_body" style:list-style-name="L14">
      <style:text-properties officeooo:rsid="00133e51" officeooo:paragraph-rsid="00133e51"/>
    </style:style>
    <style:style style:name="P40" style:family="paragraph" style:parent-style-name="Text_20_body" style:list-style-name="L9">
      <style:text-properties officeooo:rsid="001418d6" officeooo:paragraph-rsid="001418d6"/>
    </style:style>
    <style:style style:name="P41" style:family="paragraph" style:parent-style-name="Text_20_body" style:list-style-name="L15">
      <style:text-properties officeooo:rsid="001418d6" officeooo:paragraph-rsid="001418d6"/>
    </style:style>
    <style:style style:name="P42" style:family="paragraph" style:parent-style-name="Text_20_body" style:list-style-name="L16">
      <style:text-properties officeooo:rsid="001614b0" officeooo:paragraph-rsid="001614b0"/>
    </style:style>
    <style:style style:name="P43" style:family="paragraph" style:parent-style-name="Text_20_body" style:list-style-name="L16">
      <style:text-properties officeooo:rsid="0017b4eb" officeooo:paragraph-rsid="0017b4eb"/>
    </style:style>
    <style:style style:name="P44" style:family="paragraph" style:parent-style-name="Text_20_body" style:list-style-name="L17">
      <style:text-properties officeooo:rsid="00187587" officeooo:paragraph-rsid="00187587"/>
    </style:style>
    <style:style style:name="P45" style:family="paragraph" style:parent-style-name="Text_20_body" style:list-style-name="L18">
      <style:text-properties officeooo:rsid="001875bf" officeooo:paragraph-rsid="001875bf"/>
    </style:style>
    <style:style style:name="P46" style:family="paragraph" style:parent-style-name="Text_20_body" style:list-style-name="L19">
      <style:text-properties officeooo:rsid="001875bf" officeooo:paragraph-rsid="001875bf"/>
    </style:style>
    <style:style style:name="P47" style:family="paragraph" style:parent-style-name="Text_20_body" style:list-style-name="L20">
      <style:text-properties officeooo:rsid="001db52f" officeooo:paragraph-rsid="001db52f"/>
    </style:style>
    <style:style style:name="P48" style:family="paragraph" style:parent-style-name="Text_20_body" style:list-style-name="L21">
      <style:text-properties officeooo:rsid="0021c8fc" officeooo:paragraph-rsid="0021c8fc"/>
    </style:style>
    <style:style style:name="P49" style:family="paragraph" style:parent-style-name="Text_20_body" style:list-style-name="L21">
      <style:text-properties officeooo:rsid="0023919f" officeooo:paragraph-rsid="0023919f"/>
    </style:style>
    <style:style style:name="P50" style:family="paragraph" style:parent-style-name="Text_20_body" style:list-style-name="L22">
      <style:text-properties officeooo:rsid="002f3719" officeooo:paragraph-rsid="002f3719"/>
    </style:style>
    <style:style style:name="P51" style:family="paragraph" style:parent-style-name="Text_20_body" style:list-style-name="L23">
      <style:text-properties officeooo:rsid="0032aa39" officeooo:paragraph-rsid="0032aa39"/>
    </style:style>
    <style:style style:name="P52" style:family="paragraph" style:parent-style-name="Text_20_body" style:list-style-name="L23">
      <style:text-properties officeooo:rsid="0032aa39" officeooo:paragraph-rsid="0034cd40"/>
    </style:style>
    <style:style style:name="P53" style:family="paragraph" style:parent-style-name="Text_20_body" style:list-style-name="L24">
      <style:text-properties officeooo:paragraph-rsid="0033d299"/>
    </style:style>
    <style:style style:name="P54" style:family="paragraph" style:parent-style-name="Text_20_body" style:list-style-name="L24">
      <style:text-properties officeooo:rsid="0033d299" officeooo:paragraph-rsid="0033d299"/>
    </style:style>
    <style:style style:name="P55" style:family="paragraph" style:parent-style-name="Text_20_body" style:list-style-name="L25">
      <style:text-properties officeooo:rsid="003a1102" officeooo:paragraph-rsid="003a1102"/>
    </style:style>
    <style:style style:name="P56" style:family="paragraph" style:parent-style-name="Text_20_body">
      <style:text-properties officeooo:rsid="003d6488" officeooo:paragraph-rsid="003d6488"/>
    </style:style>
    <style:style style:name="P57" style:family="paragraph" style:parent-style-name="Text_20_body" style:list-style-name="L26">
      <style:text-properties officeooo:rsid="003d6488" officeooo:paragraph-rsid="003d6488"/>
    </style:style>
    <style:style style:name="P58" style:family="paragraph" style:parent-style-name="Heading_20_2">
      <style:text-properties officeooo:paragraph-rsid="002681b1"/>
    </style:style>
    <style:style style:name="P59" style:family="paragraph" style:parent-style-name="Heading_20_2">
      <style:text-properties officeooo:paragraph-rsid="0034cd40"/>
    </style:style>
    <style:style style:name="P60"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619623899" text:style-name="L1">
        <text:list-item>
          <text:p text:style-name="P24">Click on “Add Item” on the left toolbox.</text:p>
        </text:list-item>
        <text:list-item>
          <text:p text:style-name="P24">Click on the “Person” button.</text:p>
        </text:list-item>
        <text:list-item>
          <text:p text:style-name="P24">Click on the diagram. The person will be added to the diagram where you clicked.</text:p>
        </text:list-item>
        <text:list-item>
          <text:p text:style-name="P24">Type the person’s name.</text:p>
        </text:list-item>
        <text:list-item>
          <text:p text:style-name="P24">Press Enter. The person’s name will be set.</text:p>
        </text:list-item>
      </text:list>
      <text:h text:style-name="Heading_20_2" text:outline-level="2">Renaming a Person</text:h>
      <text:p text:style-name="P4">To change a person’s name<text:span text:style-name="T4">:</text:span></text:p>
      <text:list xml:id="list454911998" text:style-name="L2">
        <text:list-item>
          <text:p text:style-name="P30">Double-click on the person in the diagram. <text:span text:style-name="T4">This should show the details window.</text:span></text:p>
        </text:list-item>
        <text:list-item>
          <text:p text:style-name="P30">Enter the new name <text:span text:style-name="T4">in the “name” box.</text:span></text:p>
        </text:list-item>
        <text:list-item>
          <text:p text:style-name="P32">Click “Save”.</text:p>
        </text:list-item>
      </text:list>
      <text:h text:style-name="Heading_20_2" text:outline-level="2">Editing a Person’<text:span text:style-name="T2">s Details</text:span></text:h>
      <text:p text:style-name="P4">To edit the details of a person:</text:p>
      <text:list xml:id="list2214166799" text:style-name="L3">
        <text:list-item>
          <text:p text:style-name="P31">Right-click on the person in the diagram.</text:p>
        </text:list-item>
        <text:list-item>
          <text:p text:style-name="P31">Select “Details...”. This should show the details window. <text:span text:style-name="T5">There are three tabs: Details, Biography and Photos.</text:span></text:p>
        </text:list-item>
        <text:list-item>
          <text:p text:style-name="P31"><text:span text:style-name="T5">In the Details tab, you can enter the name, gender, </text:span>date and place of birth, and date and place of death of the person.</text:p>
        </text:list-item>
        <text:list-item>
          <text:p text:style-name="P33">In the Biography tab, you can enter a description of the person.</text:p>
        </text:list-item>
        <text:list-item>
          <text:p text:style-name="P31"><text:span text:style-name="T5">In the Photos tab, you can</text:span> attach photos of the person. To do this, click the “Add...” button and choose the photo to add.</text:p>
        </text:list-item>
        <text:list-item>
          <text:p text:style-name="P31">To remove a photo, select the photo in the list and click “Remove”.</text:p>
        </text:list-item>
        <text:list-item>
          <text:p text:style-name="P31">To view a photo, double-click on it in the list.</text:p>
        </text:list-item>
        <text:list-item>
          <text:p text:style-name="P31">Click “Save”.</text:p>
        </text:list-item>
      </text:list>
      <text:h text:style-name="P60" text:outline-level="3">About the Name Entries</text:h>
      <text:p text:style-name="P18">There are three name <text:span text:style-name="T13">entries</text:span> for <text:span text:style-name="T13">each</text:span> person:</text:p>
      <text:list xml:id="list857165010" text:style-name="L4">
        <text:list-item>
          <text:p text:style-name="P34"><text:soft-page-break/>First name</text:p>
        </text:list-item>
        <text:list-item>
          <text:p text:style-name="P34">Last name</text:p>
        </text:list-item>
        <text:list-item>
          <text:p text:style-name="P34">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348125693" text:style-name="L5">
        <text:list-item>
          <text:p text:style-name="P25"><text:span text:style-name="T1">Right-click </text:span>on the person in the diagram.</text:p>
        </text:list-item>
        <text:list-item>
          <text:p text:style-name="P35">Select “Delete”.</text:p>
        </text:list-item>
      </text:list>
      <text:p text:style-name="P2">Or:</text:p>
      <text:list xml:id="list1284661353" text:style-name="L6">
        <text:list-item>
          <text:p text:style-name="P36">Click on the person in the diagram.</text:p>
        </text:list-item>
        <text:list-item>
          <text:p text:style-name="P36">From the menu bar, select “Item → Delete”.</text:p>
        </text:list-item>
      </text:list>
      <text:p text:style-name="P2">Or:</text:p>
      <text:list xml:id="list3950255503" text:style-name="L7">
        <text:list-item>
          <text:p text:style-name="P37">Click on the person in the diagram.</text:p>
        </text:list-item>
        <text:list-item>
          <text:p text:style-name="P37">Press the &lt;Delete&gt; key.</text:p>
        </text:list-item>
      </text:list>
      <text:h text:style-name="Heading_20_2" text:outline-level="2">Adding a Relationship</text:h>
      <text:p text:style-name="P1">A relationship goes from parent to child. To add a relationship:</text:p>
      <text:list xml:id="list535609564" text:style-name="L8">
        <text:list-item>
          <text:p text:style-name="P26">Click on “Add Item” on the left toolbox.</text:p>
        </text:list-item>
        <text:list-item>
          <text:p text:style-name="P26">Click the “Relationship” button.</text:p>
        </text:list-item>
        <text:list-item>
          <text:p text:style-name="P26"><text:soft-page-break/>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359070603" text:style-name="L9">
        <text:list-item>
          <text:p text:style-name="P40">Click on the relationship.</text:p>
        </text:list-item>
        <text:list-item>
          <text:p text:style-name="P40">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3433316208" text:style-name="L10">
        <text:list-item>
          <text:p text:style-name="P27">Click and drag one spouse onto the other spouse. The other spouse should be highlighted.</text:p>
        </text:list-item>
        <text:list-item>
          <text:p text:style-name="P27">Release the mouse button. This should show a dialog to ask whether to marry the two people or not.</text:p>
        </text:list-item>
        <text:list-item>
          <text:p text:style-name="P27">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431634550" text:style-name="L11">
        <text:list-item>
          <text:p text:style-name="P28">Right-click on the circle (“wedding ring”) between the two spouses.</text:p>
        </text:list-item>
        <text:list-item>
          <text:p text:style-name="P28">Select “Break Marriage”. The circle should be removed.</text:p>
        </text:list-item>
      </text:list>
      <text:h text:style-name="Heading_20_2" text:outline-level="2">Editing a Marriage</text:h>
      <text:p text:style-name="P1">To edit the details of a marriage:</text:p>
      <text:list xml:id="list4276422012" text:style-name="L12">
        <text:list-item>
          <text:p text:style-name="P29">Right-click on the circle (“wedding ring”).</text:p>
        </text:list-item>
        <text:list-item>
          <text:p text:style-name="P29">Select “Details...”. This should show the “Marriage Details” form.</text:p>
        </text:list-item>
        <text:list-item>
          <text:p text:style-name="P29">Enter the date and place of the marriage in the form.</text:p>
        </text:list-item>
        <text:list-item>
          <text:p text:style-name="P29">Click “Save”.</text:p>
        </text:list-item>
      </text:list>
      <text:h text:style-name="Heading_20_2" text:outline-level="2">Undo an Action</text:h>
      <text:p text:style-name="P2">You can undo most things, such as adding a person, deleting items or moving items. To undo a step:</text:p>
      <text:list xml:id="list596764915" text:style-name="L13">
        <text:list-item>
          <text:p text:style-name="P38">From the menu bar, select “Edit → Undo”. The menu item will show a description of the last step, such as “Undo add person”.</text:p>
        </text:list-item>
      </text:list>
      <text:p text:style-name="P2">To redo the action again:</text:p>
      <text:list xml:id="list3713339532" text:style-name="L14">
        <text:list-item>
          <text:p text:style-name="P39"><text:soft-page-break/>Select “Edit → Redo”.The menu item will show a description of the last step, such as “Redo add person”.</text:p>
        </text:list-item>
      </text:list>
      <text:h text:style-name="Heading_20_2" text:outline-level="2">Changing the Canvas Size</text:h>
      <text:p text:style-name="P3">You can change the canvas size (the limits of the diagram) as per below:</text:p>
      <text:list xml:id="list1184438174" text:style-name="L15">
        <text:list-item>
          <text:p text:style-name="P41">From the menu bar, select “Diagram → Change Size...”</text:p>
        </text:list-item>
        <text:list-item>
          <text:p text:style-name="P41">Enter the new width and height.</text:p>
        </text:list-item>
        <text:list-item>
          <text:p text:style-name="P41">Click “OK”.</text:p>
        </text:list-item>
      </text:list>
      <text:h text:style-name="Heading_20_2" text:outline-level="2">Finding a Person</text:h>
      <text:p text:style-name="P5">To find a person with a given name:</text:p>
      <text:list xml:id="list3857792337" text:style-name="L16">
        <text:list-item>
          <text:p text:style-name="P42">From the menu bar, select “Edit → Find...”, or press &lt;Ctrl+F&gt;.</text:p>
        </text:list-item>
        <text:list-item>
          <text:p text:style-name="P42">Enter the person’s name.</text:p>
        </text:list-item>
        <text:list-item>
          <text:p text:style-name="P42">Click “Find”. This should show the person in the diagram.</text:p>
        </text:list-item>
        <text:list-item>
          <text:p text:style-name="P43">Click “Close” to close the box.</text:p>
        </text:list-item>
      </text:list>
      <text:p text:style-name="P6">You can also locate the person by doing the following:</text:p>
      <text:list xml:id="list1325386304" text:style-name="L17">
        <text:list-item>
          <text:p text:style-name="P44">Click on the “Tree View” tab on the left. This will show a list of people in the diagram.</text:p>
        </text:list-item>
        <text:list-item>
          <text:p text:style-name="P44">Double-click on the person in the tree view. This should show that person in the diagram.</text:p>
        </text:list-item>
      </text:list>
      <text:h text:style-name="Heading_20_2" text:outline-level="2">Changing the Background</text:h>
      <text:p text:style-name="P7">To change the background of the diagram:</text:p>
      <text:list xml:id="list3404699973" text:style-name="L18">
        <text:list-item>
          <text:p text:style-name="P45">Click on the “Backgrounds” tab on the left.</text:p>
        </text:list-item>
        <text:list-item>
          <text:p text:style-name="P45">Click on the desired background. This should change the background on the diagram.</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Aligning Items</text:h>
      <text:p text:style-name="P7">To align items:</text:p>
      <text:list xml:id="list2850774226" text:style-name="L19">
        <text:list-item>
          <text:p text:style-name="P46">Select the items in the diagram.</text:p>
        </text:list-item>
        <text:list-item>
          <text:p text:style-name="P46">From the menu bar, select “Align” → “Align Horizontally” or “Align → Align Vertically”.</text:p>
        </text:list-item>
      </text:list>
      <text:h text:style-name="Heading_20_2" text:outline-level="2"><text:soft-page-break/>Zooming</text:h>
      <text:p text:style-name="P9">To zoom on the diagram, either:</text:p>
      <text:list xml:id="list1978296972" text:style-name="L20">
        <text:list-item>
          <text:p text:style-name="P47">Select a zoom level from the combo-box on the top right.</text:p>
        </text:list-item>
      </text:list>
      <text:p text:style-name="P9">Or:</text:p>
      <text:list xml:id="list72756474310412" text:continue-numbering="true" text:style-name="L20">
        <text:list-item>
          <text:p text:style-name="P47">Type in a zoom level to the combo-box on the top right.</text:p>
        </text:list-item>
      </text:list>
      <text:p text:style-name="P9">Or:</text:p>
      <text:list xml:id="list72756778113867" text:continue-numbering="true" text:style-name="L20">
        <text:list-item>
          <text:p text:style-name="P47">Press &lt;Ctrl&gt; while scrolling up or down with the mouse wheel.</text:p>
        </text:list-item>
      </text:list>
      <text:h text:style-name="Heading_20_2" text:outline-level="2">Panning</text:h>
      <text:p text:style-name="P10">To pan from side to side or up and down in the diagram, either:</text:p>
      <text:list xml:id="list1079686569" text:style-name="L21">
        <text:list-item>
          <text:p text:style-name="P48">Use the scroll-bars at the bottom and right, or:</text:p>
        </text:list-item>
        <text:list-item>
          <text:p text:style-name="P49">Scroll the middle mouse button up and down, or:</text:p>
        </text:list-item>
        <text:list-item>
          <text:p text:style-name="P48">Click and drag the middle mouse button.</text:p>
        </text:list-item>
      </text:list>
      <text:h text:style-name="P58"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58"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138142536" text:style-name="L22">
        <text:list-item>
          <text:p text:style-name="P50">Select “Edit → Preferences” from the menu.</text:p>
        </text:list-item>
        <text:list-item>
          <text:p text:style-name="P50">Enter the new line thickness.</text:p>
        </text:list-item>
        <text:list-item>
          <text:p text:style-name="P50">Click “Apply”. This will change the line thickness of all arrows.</text:p>
        </text:list-item>
        <text:list-item>
          <text:p text:style-name="P50">Click “Close”.</text:p>
        </text:list-item>
      </text:list>
      <text:h text:style-name="Heading_20_2" text:outline-level="2"><text:soft-page-break/>Importing GEDCOM Files</text:h>
      <text:p text:style-name="P15">To import a GEDCOM file:</text:p>
      <text:list xml:id="list1220031601" text:style-name="L23">
        <text:list-item>
          <text:p text:style-name="P51">Select “File → Import GEDCOM File...” from the menu.</text:p>
        </text:list-item>
        <text:list-item>
          <text:p text:style-name="P51">Choose the file to import.</text:p>
        </text:list-item>
        <text:list-item>
          <text:p text:style-name="P51">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59" text:outline-level="2"><text:span text:style-name="T11">Exporting</text:span> GEDCOM Files</text:h>
      <text:p text:style-name="P16">To <text:span text:style-name="T11">export a genealogy as</text:span> a GEDCOM file:</text:p>
      <text:list xml:id="list72755989551272" text:continue-list="list1220031601" text:style-name="L23">
        <text:list-item text:start-value="1">
          <text:p text:style-name="P52">Select “File → <text:span text:style-name="T11">Export</text:span> GEDCOM File...” from the menu.</text:p>
        </text:list-item>
        <text:list-item>
          <text:p text:style-name="P52">Choose the <text:span text:style-name="T11">file name to export to</text:span>.</text:p>
        </text:list-item>
        <text:list-item>
          <text:p text:style-name="P52">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2268845544" text:style-name="L24">
        <text:list-item>
          <text:p text:style-name="P54">Select “Edit → Preferences...” from the menu.</text:p>
        </text:list-item>
        <text:list-item>
          <text:p text:style-name="P53"><text:span text:style-name="T9">Check the box “</text:span>Show<text:span text:style-name="T10"> </text:span>thumbnail<text:span text:style-name="T10"> </text:span>photos<text:span text:style-name="T10"> </text:span>in<text:span text:style-name="T10"> </text:span>diagram”.</text:p>
        </text:list-item>
        <text:list-item>
          <text:p text:style-name="P54">Click “Apply”.</text:p>
        </text:list-item>
        <text:list-item>
          <text:p text:style-name="P54">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2926871592" text:style-name="L25">
        <text:list-item>
          <text:p text:style-name="P55">Find the XML file where you saved the genealogy. </text:p>
          <text:p text:style-name="P55">If you have added photos to the genealogy, these will be saved in a folder alongside the XML file. For example, if the XML file is “family-tree.xml”, the photos will be stored in the folder “family-tree-photos”.</text:p>
        </text:list-item>
        <text:list-item>
          <text:p text:style-name="P55">Copy both the XML file and the photos folder (if it exists). Put the copy on the other PC.</text:p>
        </text:list-item>
        <text:list-item>
          <text:p text:style-name="P55">Open the copied XML file with Genealogy Maker on the other PC.</text:p>
        </text:list-item>
      </text:list>
      <text:h text:style-name="Heading_20_2" text:outline-level="2">Hiding the Sidebar</text:h>
      <text:p text:style-name="P56">You can hide the sidebar at the left to give more space to the diagram. To do this:</text:p>
      <text:list xml:id="list1604387438" text:style-name="L26">
        <text:list-item>
          <text:p text:style-name="P57"><text:soft-page-break/>Select “Edit → Preferences” from the menu.</text:p>
        </text:list-item>
        <text:list-item>
          <text:p text:style-name="P57">Check the box “Show sidebar collapse/expand button”.</text:p>
        </text:list-item>
        <text:list-item>
          <text:p text:style-name="P57">Click “Apply”</text:p>
        </text:list-item>
        <text:list-item>
          <text:p text:style-name="P57">Click “Close”.</text:p>
        </text:list-item>
        <text:list-item>
          <text:p text:style-name="P57">Click the button labeled “&lt;&lt;” next to the sidebar. This will collapse the sidebar.</text:p>
        </text:list-item>
        <text:list-item>
          <text:p text:style-name="P57">Click the button again to show the sidebar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1-26T07:27:55.232261760</dc:date>
    <meta:editing-duration>PT2H46M41S</meta:editing-duration>
    <meta:editing-cycles>45</meta:editing-cycles>
    <meta:generator>LibreOffice/6.0.7.3$Linux_X86_64 LibreOffice_project/00m0$Build-3</meta:generator>
    <dc:title>Genealogy Maker - Manual</dc:title>
    <meta:document-statistic meta:table-count="0" meta:image-count="1" meta:object-count="0" meta:page-count="7" meta:paragraph-count="160" meta:word-count="1528" meta:character-count="8175" meta:non-whitespace-character-count="6888"/>
  </office:meta>
</office:document-meta>
</file>